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34f" officeooo:paragraph-rsid="001af34f"/>
    </style:style>
    <style:style style:name="P2" style:family="paragraph" style:parent-style-name="Preformatted_20_Text">
      <style:text-properties officeooo:rsid="001af34f" officeooo:paragraph-rsid="001d3546"/>
    </style:style>
    <style:style style:name="P3" style:family="paragraph" style:parent-style-name="Preformatted_20_Text">
      <style:text-properties officeooo:rsid="001d3546" officeooo:paragraph-rsid="001d3546"/>
    </style:style>
    <style:style style:name="T1" style:family="text">
      <style:text-properties officeooo:rsid="001d3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.c</text:p>
      <text:p text:style-name="P1"/>
      <text:p text:style-name="P1">get input from file</text:p>
      <text:p text:style-name="P1">mu, lambda, service que #, customer #</text:p>
      <text:p text:style-name="P1"/>
      <text:p text:style-name="P1">run simulation:</text:p>
      <text:p text:style-name="P1">create priority queue</text:p>
      <text:p text:style-name="P1"/>
      <text:p text:style-name="P1">Waits for arrival or departure</text:p>
      <text:p text:style-name="P1"/>
      <text:p text:style-name="P2"><text:tab/>On arrival, <text:span text:style-name="T1">create customer, then </text:span>checks for service line, </text:p>
      <text:p text:style-name="P2"><text:tab/><text:tab/>if available, put into <text:span text:style-name="T1">service </text:span>line</text:p>
      <text:p text:style-name="P1"><text:tab/><text:tab/>If full, put into priority queue at proper place</text:p>
      <text:p text:style-name="P1"><text:tab/>If priority queue full, put in <text:span text:style-name="T1">FIFO</text:span> queue</text:p>
      <text:p text:style-name="P1"/>
      <text:p text:style-name="P1">As service lines get empty, feed next cust from <text:span text:style-name="T1">priority </text:span>queue into line.</text:p>
      <text:p text:style-name="P1"/>
      <text:p text:style-name="P3">After all customers served. Get average time (in queue + time served)</text:p>
      <text:p text:style-name="P3"/>
      <text:p text:style-name="P3">DataStructs.c </text:p>
      <text:p text:style-name="P3"/>
      <text:p text:style-name="P3">struct Customer</text:p>
      <text:p text:style-name="P3">priority queue init</text:p>
      <text:p text:style-name="P3">pQ add</text:p>
      <text:p text:style-name="P3">pQ remove</text:p>
      <text:p text:style-name="P3">FIFO add</text:p>
      <text:p text:style-name="P3">FIFO pop</text:p>
      <text:p text:style-name="P3"/>
      <text:p text:style-name="P3"/>
      <text:p text:style-name="P1"/>
      <text:p text:style-name="P1">Rate of arrival, rate of service <text:span text:style-name="T1">govern times</text:span></text:p>
      <text:p text:style-name="P1"/>
      <text:p text:style-name="P1"/>
      <text:p text:style-name="P1"/>
      <text:p text:style-name="P1"/>
      <text:p text:style-name="P1">feed entries into queue</text:p>
      <text:p text:style-name="P1"><text:tab/>record entry time, calculate position in queue if no available service lines</text:p>
      <text:p text:style-name="P1">put customers on linked list if to queue ful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3:48:06.784398358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23" meta:word-count="126" meta:character-count="728" meta:non-whitespace-character-count="616"/>
  </office:meta>
</office:document-meta>
</file>